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8.5cm"/>
    </style:style>
    <style:style style:name="Таблица3.B" style:family="table-column">
      <style:table-column-properties style:column-width="8.513cm"/>
    </style:style>
    <style:style style:name="Таблица3.A1" style:family="table-cell">
      <style:table-cell-properties fo:padding="0.097cm" fo:border-left="1pt solid #000000" fo:border-right="none" fo:border-top="1pt solid #000000" fo:border-bottom="1pt solid #000000"/>
    </style:style>
    <style:style style:name="Таблица3.B1" style:family="table-cell">
      <style:table-cell-properties fo:padding="0.097cm" fo:border="1pt solid #000000"/>
    </style:style>
    <style:style style:name="Таблица3.A2" style:family="table-cell">
      <style:table-cell-properties fo:padding="0.097cm" fo:border-left="1pt solid #000000" fo:border-right="none" fo:border-top="none" fo:border-bottom="1pt solid #000000"/>
    </style:style>
    <style:style style:name="Таблица3.B2" style:family="table-cell">
      <style:table-cell-properties fo:padding="0.097cm" fo:border-left="1pt solid #000000" fo:border-right="1pt solid #000000" fo:border-top="none" fo:border-bottom="1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401cm" style:rel-column-width="13107*"/>
    </style:style>
    <style:style style:name="Таблица4.D" style:family="table-column">
      <style:table-column-properties style:column-width="3.399cm" style:rel-column-width="13106*"/>
    </style:style>
    <style:style style:name="Таблица4.E" style:family="table-column">
      <style:table-column-properties style:column-width="3.401cm" style:rel-column-width="1310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c4064" officeooo:paragraph-rsid="001dadde" style:font-size-asian="16pt" style:font-size-complex="16pt"/>
    </style:style>
    <style:style style:name="P2" style:family="paragraph" style:parent-style-name="Standard">
      <style:text-properties officeooo:paragraph-rsid="001dadde"/>
    </style:style>
    <style:style style:name="P3" style:family="paragraph" style:parent-style-name="Standard">
      <style:paragraph-properties fo:text-align="center" style:justify-single-word="false"/>
      <style:text-properties fo:font-size="18pt" officeooo:rsid="001dadde" officeooo:paragraph-rsid="001dadde" style:font-size-asian="18pt" style:font-size-complex="18pt"/>
    </style:style>
    <style:style style:name="P4" style:family="paragraph" style:parent-style-name="Standard">
      <style:text-properties officeooo:rsid="002664ad" officeooo:paragraph-rsid="002664ad"/>
    </style:style>
    <style:style style:name="P5" style:family="paragraph" style:parent-style-name="Standard">
      <style:text-properties officeooo:rsid="00304774" officeooo:paragraph-rsid="001dadde"/>
    </style:style>
    <style:style style:name="P6" style:family="paragraph" style:parent-style-name="Table_20_Contents">
      <style:paragraph-properties fo:text-align="center" style:justify-single-word="false"/>
      <style:text-properties officeooo:paragraph-rsid="00228d67"/>
    </style:style>
    <style:style style:name="P7" style:family="paragraph" style:parent-style-name="Table_20_Contents">
      <style:paragraph-properties fo:text-align="center" style:justify-single-word="false"/>
      <style:text-properties officeooo:paragraph-rsid="002e6bdb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1c4064" officeooo:paragraph-rsid="001dadde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01c4064" officeooo:paragraph-rsid="001e4ec4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officeooo:rsid="0020d120" officeooo:paragraph-rsid="0020d120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fo:font-size="16pt" officeooo:rsid="0025fbee" officeooo:paragraph-rsid="0025fbee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fo:font-size="16pt" officeooo:rsid="00261a3d" officeooo:paragraph-rsid="00261a3d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fo:font-size="16pt" officeooo:rsid="00247a9f" officeooo:paragraph-rsid="001dadde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6pt" fo:letter-spacing="normal" fo:font-style="normal" fo:font-weight="normal" officeooo:paragraph-rsid="001dadde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1c4064" officeooo:paragraph-rsid="001dadde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25fbee" officeooo:paragraph-rsid="0025fbee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25fbee" officeooo:paragraph-rsid="00261a3d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261a3d" officeooo:paragraph-rsid="00261a3d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028fdb8" officeooo:paragraph-rsid="0028fdb8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officeooo:rsid="0028fdb8" officeooo:paragraph-rsid="002dfde9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28af17" officeooo:paragraph-rsid="0028af17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officeooo:rsid="0028af17" officeooo:paragraph-rsid="0028fdb8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24b8" style:font-weight-asian="bold" style:font-weight-complex="bold"/>
    </style:style>
    <style:style style:name="T3" style:family="text">
      <style:text-properties fo:font-size="16pt" officeooo:rsid="001c4064" style:font-size-asian="16pt" style:font-size-complex="16pt"/>
    </style:style>
    <style:style style:name="T4" style:family="text">
      <style:text-properties fo:font-size="16pt" officeooo:rsid="001f5ce7" style:font-size-asian="16pt" style:font-size-complex="16pt"/>
    </style:style>
    <style:style style:name="T5" style:family="text">
      <style:text-properties fo:font-size="16pt" officeooo:rsid="0020d120" style:font-size-asian="16pt" style:font-size-complex="16pt"/>
    </style:style>
    <style:style style:name="T6" style:family="text">
      <style:text-properties fo:font-size="16pt" officeooo:rsid="00228d67" style:font-size-asian="16pt" style:font-size-complex="16pt"/>
    </style:style>
    <style:style style:name="T7" style:family="text">
      <style:text-properties fo:font-size="16pt" officeooo:rsid="002324b8" style:font-size-asian="16pt" style:font-size-complex="16pt"/>
    </style:style>
    <style:style style:name="T8" style:family="text">
      <style:text-properties fo:font-size="16pt" fo:font-weight="bold" officeooo:rsid="001c4064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2019e8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247a9f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252fb3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261a3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2e6bdb" style:font-size-asian="16pt" style:font-weight-asian="bold" style:font-size-complex="16pt" style:font-weight-complex="bold"/>
    </style:style>
    <style:style style:name="T14" style:family="text">
      <style:text-properties fo:font-size="16pt" fo:font-weight="normal" officeooo:rsid="00261a3d" style:font-size-asian="16pt" style:font-weight-asian="normal" style:font-size-complex="16pt" style:font-weight-complex="normal"/>
    </style:style>
    <style:style style:name="T15" style:family="text">
      <style:text-properties fo:font-size="16pt" fo:font-style="italic" officeooo:rsid="001f5ce7" style:font-size-asian="16pt" style:font-style-asian="italic" style:font-size-complex="16pt" style:font-style-complex="italic"/>
    </style:style>
    <style:style style:name="T16" style:family="text">
      <style:text-properties fo:font-size="16pt" fo:font-style="italic" officeooo:rsid="0020d120" style:font-size-asian="16pt" style:font-style-asian="italic" style:font-size-complex="16pt" style:font-style-complex="italic"/>
    </style:style>
    <style:style style:name="T17" style:family="text">
      <style:text-properties fo:font-size="16pt" fo:font-style="italic" officeooo:rsid="00228d67" style:font-size-asian="16pt" style:font-style-asian="italic" style:font-size-complex="16pt" style:font-style-complex="italic"/>
    </style:style>
    <style:style style:name="T18" style:family="text">
      <style:text-properties fo:font-size="16pt" fo:font-style="italic" officeooo:rsid="002324b8" style:font-size-asian="16pt" style:font-style-asian="italic" style:font-size-complex="16pt" style:font-style-complex="italic"/>
    </style:style>
    <style:style style:name="T19" style:family="text">
      <style:text-properties fo:font-size="16pt" fo:font-style="italic" fo:font-weight="normal" officeooo:rsid="00228d67" style:font-size-asian="16pt" style:font-style-asian="italic" style:font-weight-asian="normal" style:font-size-complex="16pt" style:font-style-complex="italic" style:font-weight-complex="normal"/>
    </style:style>
    <style:style style:name="T20" style:family="text">
      <style:text-properties fo:font-size="16pt" fo:font-style="normal" officeooo:rsid="001f5ce7" style:font-size-asian="16pt" style:font-style-asian="normal" style:font-size-complex="16pt" style:font-style-complex="normal"/>
    </style:style>
    <style:style style:name="T21" style:family="text">
      <style:text-properties fo:font-size="16pt" fo:font-style="normal" officeooo:rsid="002019e8" style:font-size-asian="16pt" style:font-style-asian="normal" style:font-size-complex="16pt" style:font-style-complex="normal"/>
    </style:style>
    <style:style style:name="T22" style:family="text">
      <style:text-properties fo:font-size="16pt" fo:font-style="normal" officeooo:rsid="0020d120" style:font-size-asian="16pt" style:font-style-asian="normal" style:font-size-complex="16pt" style:font-style-complex="normal"/>
    </style:style>
    <style:style style:name="T23" style:family="text">
      <style:text-properties fo:font-size="16pt" fo:font-style="normal" officeooo:rsid="00228d67" style:font-size-asian="16pt" style:font-style-asian="normal" style:font-size-complex="16pt" style:font-style-complex="normal"/>
    </style:style>
    <style:style style:name="T24" style:family="text">
      <style:text-properties fo:font-size="16pt" fo:font-style="normal" officeooo:rsid="002324b8" style:font-size-asian="16pt" style:font-style-asian="normal" style:font-size-complex="16pt" style:font-style-complex="normal"/>
    </style:style>
    <style:style style:name="T25" style:family="text">
      <style:text-properties fo:font-size="16pt" fo:font-style="normal" officeooo:rsid="00252fb3" style:font-size-asian="16pt" style:font-style-asian="normal" style:font-size-complex="16pt" style:font-style-complex="normal"/>
    </style:style>
    <style:style style:name="T26" style:family="text">
      <style:text-properties fo:font-size="16pt" fo:font-style="normal" officeooo:rsid="002e6bdb" style:font-size-asian="16pt" style:font-style-asian="normal" style:font-size-complex="16pt" style:font-style-complex="normal"/>
    </style:style>
    <style:style style:name="T27" style:family="text">
      <style:text-properties fo:font-size="16pt" fo:font-style="normal" fo:font-weight="bold" officeooo:rsid="00228d67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officeooo:rsid="001e4ec4"/>
    </style:style>
    <style:style style:name="T29" style:family="text">
      <style:text-properties officeooo:rsid="001f5ce7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47a9f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officeooo:rsid="00228d67"/>
    </style:style>
    <style:style style:name="T34" style:family="text">
      <style:text-properties officeooo:rsid="002324b8"/>
    </style:style>
    <style:style style:name="T35" style:family="text">
      <style:text-properties officeooo:rsid="00247a9f"/>
    </style:style>
    <style:style style:name="T36" style:family="text">
      <style:text-properties officeooo:rsid="00247a9f" style:font-weight-asian="normal" style:font-weight-complex="normal"/>
    </style:style>
    <style:style style:name="T37" style:family="text">
      <style:text-properties officeooo:rsid="002324b8" style:font-weight-asian="normal" style:font-weight-complex="normal"/>
    </style:style>
    <style:style style:name="T38" style:family="text">
      <style:text-properties officeooo:rsid="00272934"/>
    </style:style>
    <style:style style:name="T39" style:family="text">
      <style:text-properties officeooo:rsid="0028af17"/>
    </style:style>
    <style:style style:name="T40" style:family="text">
      <style:text-properties officeooo:rsid="002c8859"/>
    </style:style>
    <style:style style:name="T41" style:family="text">
      <style:text-properties officeooo:rsid="002dfde9"/>
    </style:style>
    <style:style style:name="T42" style:family="text">
      <style:text-properties officeooo:rsid="002e6b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ole Based Access Control <text:span text:style-name="T40">Model</text:span></text:p>
      <text:p text:style-name="P1"/>
      <table:table table:name="Таблица3" table:style-name="Таблица3">
        <table:table-column table:style-name="Таблица3.A"/>
        <table:table-column table:style-name="Таблица3.B"/>
        <table:table-row table:style-name="TableLine93902826120096">
          <table:table-cell table:style-name="Таблица3.A1" office:value-type="string">
            <text:p text:style-name="P8">Requirement</text:p>
          </table:table-cell>
          <table:table-cell table:style-name="Таблица3.B1" office:value-type="string">
            <text:p text:style-name="P8">Description</text:p>
          </table:table-cell>
        </table:table-row>
        <table:table-row table:style-name="TableLine93902826161936">
          <table:table-cell table:style-name="Таблица3.A2" office:value-type="string">
            <text:p text:style-name="P8">FUN1</text:p>
          </table:table-cell>
          <table:table-cell table:style-name="Таблица3.B2" office:value-type="string">
            <text:p text:style-name="P9"><text:s/><text:span text:style-name="T28">T</text:span>he syste<text:span text:style-name="T28">m </text:span><text:span text:style-name="T29">contains</text:span> <text:span text:style-name="T30">sets</text:span> of <text:span text:style-name="T1">objects</text:span> and <text:span text:style-name="T1">subjects</text:span> and provide<text:span text:style-name="T33">s</text:span> operations for <text:span text:style-name="T1">creating</text:span> and <text:span text:style-name="T1">deleting</text:span> the<text:span text:style-name="T28">m</text:span></text:p>
          </table:table-cell>
        </table:table-row>
        <table:table-row table:style-name="TableLine93902826199536">
          <table:table-cell table:style-name="Таблица3.A2" office:value-type="string">
            <text:p text:style-name="P8">FUN2</text:p>
          </table:table-cell>
          <table:table-cell table:style-name="Таблица3.B2" office:value-type="string">
            <text:p text:style-name="P7"><text:span text:style-name="T4">T</text:span><text:span text:style-name="T3">he system assumes </text:span><text:span text:style-name="T7">an</text:span><text:span text:style-name="T3"> existence of </text:span><text:span text:style-name="T16">set</text:span><text:span text:style-name="T5"> of </text:span><text:span text:style-name="T8">roles</text:span><text:span text:style-name="T3"> and provides the ability to </text:span><text:span text:style-name="T8">create</text:span><text:span text:style-name="T3">, </text:span><text:span text:style-name="T8">delete</text:span><text:span text:style-name="T3"> and </text:span><text:span text:style-name="T13">link(them </text:span><text:span text:style-name="T8">to </text:span><text:span text:style-name="T12">the</text:span><text:span text:style-name="T8"> </text:span><text:span text:style-name="T12">su</text:span><text:span text:style-name="T8">bject</text:span><text:span text:style-name="T13">)</text:span><text:span text:style-name="T9">/</text:span><text:span text:style-name="T12">unlink </text:span><text:span text:style-name="T14">them</text:span><text:span text:style-name="T3"> </text:span><text:span text:style-name="T4">(</text:span><text:span text:style-name="T20">it is expected that each subject has </text:span><text:span text:style-name="T22">its own </text:span><text:span text:style-name="T15">set</text:span><text:span text:style-name="T20"> of </text:span><text:span text:style-name="T26">link</text:span><text:span text:style-name="T21">ed</text:span><text:span text:style-name="T20"> roles</text:span><text:span text:style-name="T4">)</text:span></text:p>
          </table:table-cell>
        </table:table-row>
        <table:table-row table:style-name="TableLine93902826200016">
          <table:table-cell table:style-name="Таблица3.A2" office:value-type="string">
            <text:p text:style-name="P8">FUN3</text:p>
          </table:table-cell>
          <table:table-cell table:style-name="Таблица3.B2" office:value-type="string">
            <text:p text:style-name="P10">The system assumes <text:span text:style-name="T34">an</text:span> existence of <text:span text:style-name="T30">set</text:span> of <text:span text:style-name="T1">kinds of access</text:span>, which consists of the following entities: <text:span text:style-name="T32">reading, editing, deletion</text:span></text:p>
          </table:table-cell>
        </table:table-row>
        <table:table-row table:style-name="TableLine93902826200608">
          <table:table-cell table:style-name="Таблица3.A2" office:value-type="string">
            <text:p text:style-name="P8">FUN4</text:p>
          </table:table-cell>
          <table:table-cell table:style-name="Таблица3.B2" office:value-type="string">
            <text:p text:style-name="P6"><text:span text:style-name="T6">The system assumes </text:span><text:span text:style-name="T7">an</text:span><text:span text:style-name="T6"> availability of </text:span><text:span text:style-name="T17">set</text:span><text:span text:style-name="T6"> of </text:span><text:span text:style-name="T10">privil</text:span><text:span text:style-name="T11">eges</text:span><text:span text:style-name="T6"> for each role. </text:span><text:span text:style-name="T25">Privilege</text:span><text:span text:style-name="T23"> is a</text:span><text:span text:style-name="T19"> pair</text:span><text:span text:style-name="T23"> of </text:span><text:span text:style-name="T17">object</text:span><text:span text:style-name="T23"> and </text:span><text:span text:style-name="T17">kind of access</text:span><text:span text:style-name="T23">. The system also provides operations for </text:span><text:span text:style-name="T27">adding</text:span><text:span text:style-name="T23"> and </text:span><text:span text:style-name="T27">deleting</text:span><text:span text:style-name="T23"> </text:span><text:span text:style-name="T25">privileges</text:span><text:span text:style-name="T24"> </text:span><text:span text:style-name="T18">of a role</text:span></text:p>
          </table:table-cell>
        </table:table-row>
        <table:table-row table:style-name="TableLine93902826201200">
          <table:table-cell table:style-name="Таблица3.A2" office:value-type="string">
            <text:p text:style-name="P8">FUN5</text:p>
          </table:table-cell>
          <table:table-cell table:style-name="Таблица3.B2" office:value-type="string">
            <text:p text:style-name="P14"><text:span text:style-name="T36">T</text:span><text:span text:style-name="T37">he system provides the presence of an </text:span><text:span text:style-name="T2">access operation</text:span><text:span text:style-name="T37"> for some subject to some object</text:span></text:p>
          </table:table-cell>
        </table:table-row>
        <table:table-row table:style-name="TableLine93902826201792">
          <table:table-cell table:style-name="Таблица3.A2" office:value-type="string">
            <text:p text:style-name="P13">ASM1</text:p>
          </table:table-cell>
          <table:table-cell table:style-name="Таблица3.B2" office:value-type="string">
            <text:p text:style-name="P15"><text:span text:style-name="T35">T</text:span>he subject can have <text:span text:style-name="T35">a </text:span><text:span text:style-name="T31">certain-kind</text:span> access to <text:span text:style-name="T35">the</text:span> object only if <text:span text:style-name="T35">it</text:span> has <text:span text:style-name="T42">a</text:span><text:span text:style-name="T35"> </text:span><text:span text:style-name="T42">link</text:span><text:span text:style-name="T35">ed</text:span> role that has <text:span text:style-name="T35">a privilege which consists of</text:span> this object and this <text:span text:style-name="T35">kind</text:span> of acces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4"/>
      <table:table table:name="Таблица4" table:style-name="Таблица4">
        <table:table-column table:style-name="Таблица4.A" table:number-columns-repeated="3"/>
        <table:table-column table:style-name="Таблица4.D"/>
        <table:table-column table:style-name="Таблица4.E"/>
        <text:soft-page-break/>
        <table:table-row table:style-name="TableLine93902826205952">
          <table:table-cell table:style-name="Таблица4.A1" office:value-type="string">
            <text:p text:style-name="P11">Requirement</text:p>
          </table:table-cell>
          <table:table-cell table:style-name="Таблица4.A1" office:value-type="string">
            <text:p text:style-name="P11">Carrier sets</text:p>
          </table:table-cell>
          <table:table-cell table:style-name="Таблица4.A1" office:value-type="string">
            <text:p text:style-name="P12">Constants</text:p>
          </table:table-cell>
          <table:table-cell table:style-name="Таблица4.A1" office:value-type="string">
            <text:p text:style-name="P12">Variables</text:p>
          </table:table-cell>
          <table:table-cell table:style-name="Таблица4.E1" office:value-type="string">
            <text:p text:style-name="P11">Events</text:p>
          </table:table-cell>
        </table:table-row>
        <table:table-row table:style-name="TableLine93902826213184">
          <table:table-cell table:style-name="Таблица4.A2" office:value-type="string">
            <text:p text:style-name="P16">FUN1</text:p>
          </table:table-cell>
          <table:table-cell table:style-name="Таблица4.A2" office:value-type="string">
            <text:p text:style-name="P17">OBJECT</text:p>
            <text:p text:style-name="P17"><text:s/>SUBJECT</text:p>
          </table:table-cell>
          <table:table-cell table:style-name="Таблица4.A2" office:value-type="string">
            <text:p text:style-name="P16">-</text:p>
          </table:table-cell>
          <table:table-cell table:style-name="Таблица4.A2" office:value-type="string">
            <text:p text:style-name="P18"><text:span text:style-name="T39">o</text:span>bjects <text:span text:style-name="T39">(set);</text:span></text:p>
            <text:p text:style-name="P18">subjects <text:span text:style-name="T39">(set)</text:span></text:p>
          </table:table-cell>
          <table:table-cell table:style-name="Таблица4.E2" office:value-type="string">
            <text:p text:style-name="P16">CREATE_OBJECT</text:p>
            <text:p text:style-name="P16">DELETE_OBJECT</text:p>
            <text:p text:style-name="P16">CREATE_SUBJECT</text:p>
            <text:p text:style-name="P16">DELETE_SUBJECT</text:p>
          </table:table-cell>
        </table:table-row>
        <table:table-row table:style-name="TableLine93902826215104">
          <table:table-cell table:style-name="Таблица4.A2" office:value-type="string">
            <text:p text:style-name="P16">FUN2</text:p>
          </table:table-cell>
          <table:table-cell table:style-name="Таблица4.A2" office:value-type="string">
            <text:p text:style-name="P16">ROLE</text:p>
          </table:table-cell>
          <table:table-cell table:style-name="Таблица4.A2" office:value-type="string">
            <text:p text:style-name="P16">-</text:p>
          </table:table-cell>
          <table:table-cell table:style-name="Таблица4.A2" office:value-type="string">
            <text:p text:style-name="P18"><text:span text:style-name="T39">r</text:span>oles <text:span text:style-name="T39">(set);</text:span></text:p>
            <text:p text:style-name="P21">subj_role (relation);</text:p>
          </table:table-cell>
          <table:table-cell table:style-name="Таблица4.E2" office:value-type="string">
            <text:p text:style-name="P16">CREATE_ROLE</text:p>
            <text:p text:style-name="P16">DELETE_ROLE</text:p>
            <text:p text:style-name="P16"><text:span text:style-name="T42">LINK</text:span>_ROLE</text:p>
            <text:p text:style-name="P18">UNLINK_ROLE</text:p>
          </table:table-cell>
        </table:table-row>
        <table:table-row table:style-name="TableLine93902826217264">
          <table:table-cell table:style-name="Таблица4.A2" office:value-type="string">
            <text:p text:style-name="P18">FUN3</text:p>
          </table:table-cell>
          <table:table-cell table:style-name="Таблица4.A2" office:value-type="string">
            <text:p text:style-name="P18">KIND_OF_ACCES<text:span text:style-name="T38">S</text:span></text:p>
          </table:table-cell>
          <table:table-cell table:style-name="Таблица4.A2" office:value-type="string">
            <text:p text:style-name="P18">Reading</text:p>
            <text:p text:style-name="P18">Editing</text:p>
            <text:p text:style-name="P18">Deletion</text:p>
          </table:table-cell>
          <table:table-cell table:style-name="Таблица4.A2" office:value-type="string">
            <text:p text:style-name="P18">-</text:p>
          </table:table-cell>
          <table:table-cell table:style-name="Таблица4.E2" office:value-type="string">
            <text:p text:style-name="P18">-</text:p>
          </table:table-cell>
        </table:table-row>
        <table:table-row table:style-name="TableLine93902826218288">
          <table:table-cell table:style-name="Таблица4.A2" office:value-type="string">
            <text:p text:style-name="P18">FUN4</text:p>
          </table:table-cell>
          <table:table-cell table:style-name="Таблица4.A2" office:value-type="string">
            <text:p text:style-name="P18">-</text:p>
          </table:table-cell>
          <table:table-cell table:style-name="Таблица4.A2" office:value-type="string">
            <text:p text:style-name="P18">-</text:p>
          </table:table-cell>
          <table:table-cell table:style-name="Таблица4.A2" office:value-type="string">
            <text:p text:style-name="P21">privileges (relation);</text:p>
          </table:table-cell>
          <table:table-cell table:style-name="Таблица4.E2" office:value-type="string">
            <text:p text:style-name="P18">-*</text:p>
          </table:table-cell>
        </table:table-row>
        <table:table-row table:style-name="TableLine93902826219584">
          <table:table-cell table:style-name="Таблица4.A2" office:value-type="string">
            <text:p text:style-name="P18">FUN5</text:p>
          </table:table-cell>
          <table:table-cell table:style-name="Таблица4.A2" office:value-type="string">
            <text:p text:style-name="P18">-</text:p>
          </table:table-cell>
          <table:table-cell table:style-name="Таблица4.A2" office:value-type="string">
            <text:p text:style-name="P18">-</text:p>
          </table:table-cell>
          <table:table-cell table:style-name="Таблица4.A2" office:value-type="string">
            <text:p text:style-name="P21">subj_obj_access (relation)</text:p>
          </table:table-cell>
          <table:table-cell table:style-name="Таблица4.E2" office:value-type="string">
            <text:p text:style-name="P18">ACCESS_OPERATION</text:p>
          </table:table-cell>
        </table:table-row>
        <table:table-row table:style-name="TableLine93902826220752">
          <table:table-cell table:style-name="Таблица4.A2" office:value-type="string">
            <text:p text:style-name="P19">ASM1</text:p>
          </table:table-cell>
          <table:table-cell table:style-name="Таблица4.A2" office:value-type="string">
            <text:p text:style-name="P18">-</text:p>
          </table:table-cell>
          <table:table-cell table:style-name="Таблица4.A2" office:value-type="string">
            <text:p text:style-name="P18">-</text:p>
          </table:table-cell>
          <table:table-cell table:style-name="Таблица4.A2" office:value-type="string">
            <text:p text:style-name="P22">permission (retation)</text:p>
          </table:table-cell>
          <table:table-cell table:style-name="Таблица4.E2" office:value-type="string">
            <text:p text:style-name="P19">ADD_PERMISSION</text:p>
            <text:p text:style-name="P20">DELETE_PERMISSION <text:span text:style-name="T41">(*simultaneously included adding/deleting privileges, because an existence of this operations without associating them with any role is pretty pointless)</text:span></text:p>
          </table:table-cell>
        </table:table-row>
      </table:table>
      <text:p text:style-name="P2"/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7T18:16:57.075954973</meta:creation-date>
    <dc:date>2022-08-17T21:23:03.793057656</dc:date>
    <meta:editing-duration>PT21M46S</meta:editing-duration>
    <meta:editing-cycles>4</meta:editing-cycles>
    <meta:generator>LibreOffice/6.4.7.2$Linux_X86_64 LibreOffice_project/40$Build-2</meta:generator>
    <meta:document-statistic meta:table-count="2" meta:image-count="0" meta:object-count="0" meta:page-count="2" meta:paragraph-count="62" meta:word-count="239" meta:character-count="1519" meta:non-whitespace-character-count="1340"/>
  </office:meta>
</office:document-meta>
</file>